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express-application-generator"/>Express application generator</text:h>
      <text:p text:style-name="Text_20_body">Use the application generator tool, <text:span text:style-name="Source_20_Text">express-generator</text:span>, to quickly create an application skeleton.</text:p>
      <text:p text:style-name="Text_20_body">You can run the application generator with the <text:span text:style-name="Source_20_Text">npx</text:span> command (available in Node.js 8.2.0).</text:p>
      <text:p text:style-name="P1"><text:span text:style-name="Source_20_Text">$ npx express-generator</text:span></text:p>
      <text:p text:style-name="Text_20_body">For earlier Node versions, install the application generator as a global npm package and then launch it.</text:p>
      <text:p text:style-name="Preformatted_20_Text"><text:span text:style-name="Source_20_Text">$ npm install -g express-generator</text:span></text:p>
      <text:p text:style-name="P1"><text:span text:style-name="Source_20_Text">$ express</text:span></text:p>
      <text:p text:style-name="Text_20_body">Display the command options with the <text:span text:style-name="Source_20_Text">-h</text:span> option:</text:p>
      <text:p text:style-name="Preformatted_20_Text"><text:span text:style-name="Source_20_Text">$ express -h</text:span></text:p>
      <text:p text:style-name="Preformatted_20_Text"/>
      <text:p text:style-name="Preformatted_20_Text"><text:span text:style-name="Source_20_Text"><text:s text:c="2"/>Usage: express [options] [dir]</text:span></text:p>
      <text:p text:style-name="Preformatted_20_Text"/>
      <text:p text:style-name="Preformatted_20_Text"><text:span text:style-name="Source_20_Text"><text:s text:c="2"/>Options:</text:span></text:p>
      <text:p text:style-name="Preformatted_20_Text"/>
      <text:p text:style-name="Preformatted_20_Text"><text:span text:style-name="Source_20_Text"><text:s text:c="4"/>-h, --help <text:s text:c="9"/>output usage information</text:span></text:p>
      <text:p text:style-name="Preformatted_20_Text"><text:span text:style-name="Source_20_Text"><text:s text:c="8"/>--version <text:s text:c="6"/>output the version number</text:span></text:p>
      <text:p text:style-name="Preformatted_20_Text"><text:span text:style-name="Source_20_Text"><text:s text:c="4"/>-e, --ejs <text:s text:c="10"/>add ejs engine support</text:span></text:p>
      <text:p text:style-name="Preformatted_20_Text"><text:span text:style-name="Source_20_Text"><text:s text:c="8"/>--hbs <text:s text:c="10"/>add handlebars engine support</text:span></text:p>
      <text:p text:style-name="Preformatted_20_Text"><text:span text:style-name="Source_20_Text"><text:s text:c="8"/>--pug <text:s text:c="10"/>add pug engine support</text:span></text:p>
      <text:p text:style-name="Preformatted_20_Text"><text:span text:style-name="Source_20_Text"><text:s text:c="4"/>-H, --hogan <text:s text:c="8"/>add hogan.js engine support</text:span></text:p>
      <text:p text:style-name="Preformatted_20_Text"><text:span text:style-name="Source_20_Text"><text:s text:c="8"/>--no-view <text:s text:c="6"/>generate without view engine</text:span></text:p>
      <text:p text:style-name="Preformatted_20_Text"><text:span text:style-name="Source_20_Text"><text:s text:c="4"/>-v, --view &lt;engine&gt; add view &lt;engine&gt; support (ejs|hbs|hjs|jade|pug|twig|vash) (defaults to jade)</text:span></text:p>
      <text:p text:style-name="Preformatted_20_Text"><text:span text:style-name="Source_20_Text"><text:s text:c="4"/>-c, --css &lt;engine&gt; <text:s/>add stylesheet &lt;engine&gt; support (less|stylus|compass|sass) (defaults to plain css)</text:span></text:p>
      <text:p text:style-name="Preformatted_20_Text"><text:span text:style-name="Source_20_Text"><text:s text:c="8"/>--git <text:s text:c="10"/>add .gitignore</text:span></text:p>
      <text:p text:style-name="P1"><text:span text:style-name="Source_20_Text"><text:s text:c="4"/>-f, --force <text:s text:c="8"/>force on non-empty directory</text:span></text:p>
      <text:p text:style-name="Text_20_body">For example, the following creates an Express app named <text:span text:style-name="Emphasis">myapp</text:span>. The app will be created in a folder named <text:span text:style-name="Emphasis">myapp</text:span> in the current working directory and the view engine will be set to <text:a xlink:type="simple" xlink:href="https://pugjs.org/" office:target-frame-name="_blank" xlink:show="new" text:style-name="Internet_20_link" text:visited-style-name="Visited_20_Internet_20_Link">Pug</text:a>:</text:p>
      <text:p text:style-name="Preformatted_20_Text"><text:span text:style-name="Source_20_Text">$ express --view=pug myapp</text:span></text:p>
      <text:p text:style-name="Preformatted_20_Text"/>
      <text:p text:style-name="Preformatted_20_Text"><text:span text:style-name="Source_20_Text"><text:s text:c="3"/>create : myapp</text:span></text:p>
      <text:p text:style-name="Preformatted_20_Text"><text:span text:style-name="Source_20_Text"><text:s text:c="3"/>create : myapp/package.json</text:span></text:p>
      <text:p text:style-name="Preformatted_20_Text"><text:span text:style-name="Source_20_Text"><text:s text:c="3"/>create : myapp/app.js</text:span></text:p>
      <text:p text:style-name="Preformatted_20_Text"><text:span text:style-name="Source_20_Text"><text:s text:c="3"/>create : myapp/public</text:span></text:p>
      <text:p text:style-name="Preformatted_20_Text"><text:span text:style-name="Source_20_Text"><text:s text:c="3"/>create : myapp/public/javascripts</text:span></text:p>
      <text:p text:style-name="Preformatted_20_Text"><text:span text:style-name="Source_20_Text"><text:s text:c="3"/>create : myapp/public/images</text:span></text:p>
      <text:p text:style-name="Preformatted_20_Text"><text:span text:style-name="Source_20_Text"><text:s text:c="3"/>create : myapp/routes</text:span></text:p>
      <text:p text:style-name="Preformatted_20_Text"><text:span text:style-name="Source_20_Text"><text:s text:c="3"/>create : myapp/routes/index.js</text:span></text:p>
      <text:p text:style-name="Preformatted_20_Text"><text:span text:style-name="Source_20_Text"><text:s text:c="3"/>create : myapp/routes/users.js</text:span></text:p>
      <text:p text:style-name="Preformatted_20_Text"><text:span text:style-name="Source_20_Text"><text:s text:c="3"/>create : myapp/public/stylesheets</text:span></text:p>
      <text:p text:style-name="Preformatted_20_Text"><text:span text:style-name="Source_20_Text"><text:s text:c="3"/>create : myapp/public/stylesheets/style.css</text:span></text:p>
      <text:p text:style-name="Preformatted_20_Text"><text:span text:style-name="Source_20_Text"><text:s text:c="3"/>create : myapp/views</text:span></text:p>
      <text:p text:style-name="Preformatted_20_Text"><text:span text:style-name="Source_20_Text"><text:s text:c="3"/>create : myapp/views/index.pug</text:span></text:p>
      <text:p text:style-name="Preformatted_20_Text"><text:span text:style-name="Source_20_Text"><text:s text:c="3"/>create : myapp/views/layout.pug</text:span></text:p>
      <text:p text:style-name="Preformatted_20_Text"><text:span text:style-name="Source_20_Text"><text:s text:c="3"/>create : myapp/views/error.pug</text:span></text:p>
      <text:p text:style-name="Preformatted_20_Text"><text:span text:style-name="Source_20_Text"><text:s text:c="3"/>create : myapp/bin</text:span></text:p>
      <text:p text:style-name="P1"><text:span text:style-name="Source_20_Text"><text:s text:c="3"/>create : myapp/bin/www</text:span></text:p>
      <text:p text:style-name="Text_20_body"><text:soft-page-break/>Then install dependencies:</text:p>
      <text:p text:style-name="Preformatted_20_Text"><text:span text:style-name="Source_20_Text">$ cd myapp</text:span></text:p>
      <text:p text:style-name="P1"><text:span text:style-name="Source_20_Text">$ npm install</text:span></text:p>
      <text:p text:style-name="Text_20_body">On MacOS or Linux, run the app with this command:</text:p>
      <text:p text:style-name="P1"><text:span text:style-name="Source_20_Text">$ DEBUG=myapp:* npm start</text:span></text:p>
      <text:p text:style-name="Text_20_body">On Windows, use this command:</text:p>
      <text:p text:style-name="P1"><text:span text:style-name="Source_20_Text">&gt; set DEBUG=myapp:* &amp; npm start</text:span></text:p>
      <text:p text:style-name="Text_20_body">Then load <text:span text:style-name="Source_20_Text">http://localhost:3000/</text:span> in your browser to access the app.</text:p>
      <text:p text:style-name="Text_20_body">The generated app has the following directory structure:</text:p>
      <text:p text:style-name="Preformatted_20_Text"><text:span text:style-name="Source_20_Text">.</text:span></text:p>
      <text:p text:style-name="Preformatted_20_Text"><text:span text:style-name="Source_20_Text">├── app.js</text:span></text:p>
      <text:p text:style-name="Preformatted_20_Text"><text:span text:style-name="Source_20_Text">├── bin</text:span></text:p>
      <text:p text:style-name="Preformatted_20_Text"><text:span text:style-name="Source_20_Text">│ <text:s text:c="2"/>└── www</text:span></text:p>
      <text:p text:style-name="Preformatted_20_Text"><text:span text:style-name="Source_20_Text">├── package.json</text:span></text:p>
      <text:p text:style-name="Preformatted_20_Text"><text:span text:style-name="Source_20_Text">├── public</text:span></text:p>
      <text:p text:style-name="Preformatted_20_Text"><text:span text:style-name="Source_20_Text">│ <text:s text:c="2"/>├── images</text:span></text:p>
      <text:p text:style-name="Preformatted_20_Text"><text:span text:style-name="Source_20_Text">│ <text:s text:c="2"/>├── javascripts</text:span></text:p>
      <text:p text:style-name="Preformatted_20_Text"><text:span text:style-name="Source_20_Text">│ <text:s text:c="2"/>└── stylesheets</text:span></text:p>
      <text:p text:style-name="Preformatted_20_Text"><text:span text:style-name="Source_20_Text">│ <text:s text:c="6"/>└── style.css</text:span></text:p>
      <text:p text:style-name="Preformatted_20_Text"><text:span text:style-name="Source_20_Text">├── routes</text:span></text:p>
      <text:p text:style-name="Preformatted_20_Text"><text:span text:style-name="Source_20_Text">│ <text:s text:c="2"/>├── index.js</text:span></text:p>
      <text:p text:style-name="Preformatted_20_Text"><text:span text:style-name="Source_20_Text">│ <text:s text:c="2"/>└── users.js</text:span></text:p>
      <text:p text:style-name="Preformatted_20_Text"><text:span text:style-name="Source_20_Text">└── views</text:span></text:p>
      <text:p text:style-name="Preformatted_20_Text"><text:span text:style-name="Source_20_Text"><text:s text:c="4"/>├── error.pug</text:span></text:p>
      <text:p text:style-name="Preformatted_20_Text"><text:span text:style-name="Source_20_Text"><text:s text:c="4"/>├── index.pug</text:span></text:p>
      <text:p text:style-name="Preformatted_20_Text"><text:span text:style-name="Source_20_Text"><text:s text:c="4"/>└── layout.pug</text:span></text:p>
      <text:p text:style-name="Preformatted_20_Text"/>
      <text:p text:style-name="P1"><text:span text:style-name="Source_20_Text">7 directories, 9 files</text:span></text:p>
      <text:p text:style-name="Text_20_body">The app structure created by the generator is just one of many ways to structure Express apps. Feel free to use this structure or modify it to best suit your need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04:00:12.574113680</meta:creation-date>
    <dc:date>2019-08-06T04:00:51.074072821</dc:date>
    <meta:editing-duration>PT40S</meta:editing-duration>
    <meta:editing-cycles>1</meta:editing-cycles>
    <meta:document-statistic meta:table-count="0" meta:image-count="0" meta:object-count="0" meta:page-count="2" meta:paragraph-count="69" meta:word-count="369" meta:character-count="2562" meta:non-whitespace-character-count="2047"/>
    <meta:generator>LibreOffice/6.0.7.3$Linux_X86_64 LibreOffice_project/00m0$Build-3</meta:generator>
  </office:meta>
</office:document-meta>
</file>